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08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4.373cm"/>
    </style:style>
    <style:style style:name="co4" style:family="table-column">
      <style:table-column-properties fo:break-before="auto" style:column-width="4.099cm"/>
    </style:style>
    <style:style style:name="co5" style:family="table-column">
      <style:table-column-properties fo:break-before="auto" style:column-width="1.912cm"/>
    </style:style>
    <style:style style:name="co6" style:family="table-column">
      <style:table-column-properties fo:break-before="auto" style:column-width="2.893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3.507cm"/>
    </style:style>
    <style:style style:name="co9" style:family="table-column">
      <style:table-column-properties fo:break-before="auto" style:column-width="2.916cm"/>
    </style:style>
    <style:style style:name="co10" style:family="table-column">
      <style:table-column-properties fo:break-before="auto" style:column-width="2.369cm"/>
    </style:style>
    <style:style style:name="co11" style:family="table-column">
      <style:table-column-properties fo:break-before="auto" style:column-width="7.557cm"/>
    </style:style>
    <style:style style:name="co12" style:family="table-column">
      <style:table-column-properties fo:break-before="auto" style:column-width="7.625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color="#ffffff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33a3a3"/>
    </style:style>
  </office:automatic-styles>
  <office:body>
    <office:spreadsheet>
      <table:table table:name="Individu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9" table:default-cell-style-name="Default"/>
        <table:table-row table:style-name="ro1">
          <table:table-cell table:style-name="ce1" office:value-type="string">
            <text:p>N° archive</text:p>
          </table:table-cell>
          <table:table-cell table:style-name="ce1" office:value-type="string">
            <text:p>Nom naissance</text:p>
          </table:table-cell>
          <table:table-cell table:style-name="ce1" office:value-type="string">
            <text:p>Nom usage</text:p>
          </table:table-cell>
          <table:table-cell table:style-name="ce1" office:value-type="string">
            <text:p>Prénoms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Sexe</text:p>
          </table:table-cell>
          <table:table-cell table:style-name="ce1" office:value-type="string">
            <text:p>Date naissance</text:p>
          </table:table-cell>
          <table:table-cell table:style-name="ce1" office:value-type="string">
            <text:p>Ville naissance</text:p>
          </table:table-cell>
          <table:table-cell table:style-name="ce1" office:value-type="string">
            <text:p>Situation familiale</text:p>
          </table:table-cell>
          <table:table-cell table:style-name="ce1" office:value-type="string">
            <text:p>Date archivage</text:p>
          </table:table-cell>
          <table:table-cell table:style-name="ce1" office:value-type="string">
            <text:p>Motif</text:p>
          </table:table-cell>
          <table:table-cell table:style-name="ce1" office:value-type="string">
            <text:p>Ancienne adr</text:p>
          </table:table-cell>
          <table:table-cell table:style-name="ce1" office:value-type="string">
            <text:p>Nouvelle adr</text:p>
          </table:table-cell>
          <table:table-cell table:style-name="ce3" table:number-columns-repeated="1009"/>
        </table:table-row>
        <table:table-row table:style-name="ro2">
          <table:table-cell table:style-name="ce2" office:value-type="string">
            <text:p>[block1;block=begin]<text:span text:style-name="T1">[block1.id]</text:span></text:p>
          </table:table-cell>
          <table:table-cell office:value-type="string">
            <text:p>[block1.nomNaissance]</text:p>
          </table:table-cell>
          <table:table-cell office:value-type="string">
            <text:p>[block1.nomUsage]</text:p>
          </table:table-cell>
          <table:table-cell office:value-type="string">
            <text:p>[block1.prenoms]</text:p>
          </table:table-cell>
          <table:table-cell office:value-type="string">
            <text:p>[block1.titre]</text:p>
          </table:table-cell>
          <table:table-cell office:value-type="string">
            <text:p>[block1.sexe]</text:p>
          </table:table-cell>
          <table:table-cell office:value-type="string">
            <text:p>[block1.dateNaissance]</text:p>
          </table:table-cell>
          <table:table-cell office:value-type="string">
            <text:p>[block1.idVilleNaissance]</text:p>
          </table:table-cell>
          <table:table-cell office:value-type="string">
            <text:p>[block1.situationFamiliale]</text:p>
          </table:table-cell>
          <table:table-cell office:value-type="string">
            <text:p>[block1.dateArchivage]</text:p>
          </table:table-cell>
          <table:table-cell office:value-type="string">
            <text:p>[block1.motifDepart]</text:p>
          </table:table-cell>
          <table:table-cell office:value-type="string">
            <text:p>[block1.numeroRueAnt] [block1.nomRueAnt]</text:p>
          </table:table-cell>
          <table:table-cell office:value-type="string">
            <text:p>[block1.numeroRuePost] [block1.nomRuePost]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[block1;block=end]</text:p>
          </table:table-cell>
          <table:table-cell table:number-columns-repeated="1021"/>
        </table:table-row>
        <table:table-row table:style-name="ro2" table:number-rows-repeated="1048572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2-10-19T10:40:51</dc:date>
    <dc:creator>paccalfl </dc:creator>
    <meta:editing-duration>PT14H20M4S</meta:editing-duration>
    <meta:editing-cycles>93</meta:editing-cycles>
    <meta:document-statistic meta:table-count="1" meta:cell-count="27" meta:object-count="0"/>
  </office:meta>
</office:document-meta>
</file>